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13" calcext:value-type="date">
            <text:p>13/08/2015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7-03-27" calcext:value-type="date">
            <text:p>27/03/2017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0-15" calcext:value-type="date">
            <text:p>15/10/2015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8" calcext:value-type="date">
            <text:p>28/09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Aïche</text:p>
          </table:table-cell>
          <table:table-cell office:value-type="string" calcext:value-type="string">
            <text:p>Ba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7-11" calcext:value-type="date">
            <text:p>11/07/2015</text:p>
          </table:table-cell>
          <table:table-cell office:value-type="string" calcext:value-type="string">
            <text:p>Kabila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Farma</text:p>
          </table:table-cell>
          <table:table-cell office:value-type="string" calcext:value-type="string">
            <text:p>Sangar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Sadjo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cko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23" calcext:value-type="date">
            <text:p>23/01/2016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8-27" calcext:value-type="date">
            <text:p>27/08/2015</text:p>
          </table:table-cell>
          <table:table-cell office:value-type="string" calcext:value-type="string">
            <text:p>Abey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ig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1-13" calcext:value-type="date">
            <text:p>13/01/201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ncoumb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0-06" calcext:value-type="date">
            <text:p>06/10/2016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jibo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Sawadog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19" calcext:value-type="date">
            <text:p>19/11/2014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Sininta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7-08" calcext:value-type="date">
            <text:p>08/07/2014</text:p>
          </table:table-cell>
          <table:table-cell office:value-type="string" calcext:value-type="string">
            <text:p>Youssouf</text:p>
          </table:table-cell>
          <table:table-cell office:value-type="string" calcext:value-type="string">
            <text:p>Tambour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  <table:table-cell/>
          <table:table-cell office:value-type="string" calcext:value-type="string">
            <text:p>Bamako</text:p>
          </table:table-cell>
          <table:table-cell table:style-name="ce3" office:value-type="date" office:date-value="2015-04-14" calcext:value-type="date">
            <text:p>14/04/2015</text:p>
          </table:table-cell>
          <table:table-cell office:value-type="string" calcext:value-type="string">
            <text:p>Lassina</text:p>
          </table:table-cell>
          <table:table-cell office:value-type="string" calcext:value-type="string">
            <text:p>Boré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24" calcext:value-type="date">
            <text:p>24/03/201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Goundo</text:p>
          </table:table-cell>
          <table:table-cell office:value-type="string" calcext:value-type="string">
            <text:p>Dolo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09" calcext:value-type="date">
            <text:p>09/12/2016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aounera</text:p>
          </table:table-cell>
          <table:table-cell office:value-type="string" calcext:value-type="string">
            <text:p>Zeïnab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0" calcext:value-type="date">
            <text:p>10/06/2016</text:p>
          </table:table-cell>
          <table:table-cell office:value-type="string" calcext:value-type="string">
            <text:p>Massam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2-09" calcext:value-type="date">
            <text:p>09/02/201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nou</text:p>
          </table:table-cell>
          <table:table-cell office:value-type="string" calcext:value-type="string">
            <text:p>Kafoun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5-14" calcext:value-type="date">
            <text:p>14/05/2016</text:p>
          </table:table-cell>
          <table:table-cell office:value-type="string" calcext:value-type="string">
            <text:p>Tie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12-31" calcext:value-type="date">
            <text:p>31/12/201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Ramata</text:p>
          </table:table-cell>
          <table:table-cell office:value-type="string" calcext:value-type="string">
            <text:p>Ball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13" calcext:value-type="date">
            <text:p>13/06/2016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9-25" calcext:value-type="date">
            <text:p>25/09/2016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Dieng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Kefing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iab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12-24" calcext:value-type="date">
            <text:p>24/12/2016</text:p>
          </table:table-cell>
          <table:table-cell office:value-type="string" calcext:value-type="string">
            <text:p>Bina</text:p>
          </table:table-cell>
          <table:table-cell office:value-type="string" calcext:value-type="string">
            <text:p>Diabaté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Bouar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Sac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7-24" calcext:value-type="date">
            <text:p>24/07/201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c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lou Badra</text:p>
          </table:table-cell>
          <table:table-cell office:value-type="string" calcext:value-type="string">
            <text:p>Bangou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3-05" calcext:value-type="date">
            <text:p>05/03/201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ngoura</text:p>
          </table:table-cell>
          <table:table-cell office:value-type="string" calcext:value-type="string">
            <text:p>Almoussouna</text:p>
          </table:table-cell>
          <table:table-cell office:value-type="string" calcext:value-type="string">
            <text:p>Dicko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Mamadou Latif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6-06-05" calcext:value-type="date">
            <text:p>05/06/2016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heickné Amada</text:p>
          </table:table-cell>
          <table:table-cell office:value-type="string" calcext:value-type="string">
            <text:p>Diaki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Diala</text:p>
          </table:table-cell>
          <table:table-cell office:value-type="string" calcext:value-type="string">
            <text:p>Diakit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oumoun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number:min-decimal-places="2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0:10.154317333</meta:creation-date>
    <dc:date>2022-10-10T12:11:01.982280399</dc:date>
    <meta:editing-duration>PT52S</meta:editing-duration>
    <meta:editing-cycles>1</meta:editing-cycles>
    <meta:document-statistic meta:table-count="1" meta:cell-count="281" meta:object-count="0"/>
    <meta:generator>LibreOffice/7.3.6.2$Linux_X86_64 LibreOffice_project/30$Build-2</meta:generator>
  </office:meta>
</office:document-meta>
</file>